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29.101cm" table:align="margins"/>
    </style:style>
    <style:style style:name="Tableau1.A" style:family="table-column">
      <style:table-column-properties style:column-width="2.676cm" style:rel-column-width="6025*"/>
    </style:style>
    <style:style style:name="Tableau1.B" style:family="table-column">
      <style:table-column-properties style:column-width="4.729cm" style:rel-column-width="10649*"/>
    </style:style>
    <style:style style:name="Tableau1.C" style:family="table-column">
      <style:table-column-properties style:column-width="7.541cm" style:rel-column-width="16981*"/>
    </style:style>
    <style:style style:name="Tableau1.D" style:family="table-column">
      <style:table-column-properties style:column-width="5.789cm" style:rel-column-width="13037*"/>
    </style:style>
    <style:style style:name="Tableau1.E" style:family="table-column">
      <style:table-column-properties style:column-width="2.91cm" style:rel-column-width="6554*"/>
    </style:style>
    <style:style style:name="Tableau1.F" style:family="table-column">
      <style:table-column-properties style:column-width="5.457cm" style:rel-column-width="12289*"/>
    </style:style>
    <style:style style:name="Tableau1.A1" style:family="table-cell">
      <style:table-cell-properties fo:background-color="#ffccff" fo:padding="0.097cm" fo:border="0.002cm solid #000000">
        <style:background-image/>
      </style:table-cell-properties>
    </style:style>
    <style:style style:name="Tableau1.A2" style:family="table-cell">
      <style:table-cell-properties fo:background-color="#ffccff" fo:padding="0.097cm" fo:border-left="0.002cm solid #000000" fo:border-right="none" fo:border-top="none" fo:border-bottom="0.002cm solid #000000">
        <style:background-image/>
      </style:table-cell-properties>
    </style:style>
    <style:style style:name="Tableau1.F2"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au1.A3" style:family="table-cell">
      <style:table-cell-properties fo:padding="0.097cm" fo:border-left="0.002cm solid #000000" fo:border-right="none" fo:border-top="none" fo:border-bottom="0.002cm solid #000000"/>
    </style:style>
    <style:style style:name="Tableau1.F3" style:family="table-cell">
      <style:table-cell-properties fo:padding="0.097cm" fo:border-left="0.002cm solid #000000" fo:border-right="0.002cm solid #000000" fo:border-top="none" fo:border-bottom="0.002cm solid #000000"/>
    </style:style>
    <style:style style:name="Tableau1.6" style:family="table-row">
      <style:table-row-properties style:min-row-height="3.581cm"/>
    </style:style>
    <style:style style:name="Tableau1.7" style:family="table-row">
      <style:table-row-properties style:min-row-height="5.325cm"/>
    </style:style>
    <style:style style:name="Tableau1.9" style:family="table-row">
      <style:table-row-properties style:min-row-height="0.84cm"/>
    </style:style>
    <style:style style:name="Tableau1.10" style:family="table-row">
      <style:table-row-properties style:min-row-height="2.321cm"/>
    </style:style>
    <style:style style:name="Tableau1.11" style:family="table-row">
      <style:table-row-properties style:min-row-height="3.736cm"/>
    </style:style>
    <style:style style:name="Tableau1.14" style:family="table-row">
      <style:table-row-properties style:min-row-height="5.468cm"/>
    </style:style>
    <style:style style:name="Tableau1.15" style:family="table-row">
      <style:table-row-properties style:min-row-height="2.348cm"/>
    </style:style>
    <style:style style:name="Tableau1.19" style:family="table-row">
      <style:table-row-properties style:min-row-height="7.641cm"/>
    </style:style>
    <style:style style:name="Tableau1.20" style:family="table-row">
      <style:table-row-properties style:min-row-height="1.882cm"/>
    </style:style>
    <style:style style:name="Tableau1.21" style:family="table-row">
      <style:table-row-properties style:min-row-height="2.039cm"/>
    </style:style>
    <style:style style:name="Tableau1.23" style:family="table-row">
      <style:table-row-properties style:min-row-height="0.397cm"/>
    </style:style>
    <style:style style:name="Tableau1.24" style:family="table-row">
      <style:table-row-properties style:min-row-height="0.607cm"/>
    </style:style>
    <style:style style:name="Tableau1.30" style:family="table-row">
      <style:table-row-properties style:min-row-height="0.429cm"/>
    </style:style>
    <style:style style:name="Tableau1.32" style:family="table-row">
      <style:table-row-properties style:min-row-height="0.552cm"/>
    </style:style>
    <style:style style:name="Tableau1.33" style:family="table-row">
      <style:table-row-properties style:min-row-height="0.42cm"/>
    </style:style>
    <style:style style:name="Tableau1.34" style:family="table-row">
      <style:table-row-properties style:min-row-height="0.369cm"/>
    </style:style>
    <style:style style:name="Tableau1.35" style:family="table-row">
      <style:table-row-properties style:min-row-height="1.289cm"/>
    </style:style>
    <style:style style:name="Tableau1.42" style:family="table-row">
      <style:table-row-properties style:min-row-height="2.282cm"/>
    </style:style>
    <style:style style:name="Tableau1.44" style:family="table-row">
      <style:table-row-properties style:min-row-height="0.445cm"/>
    </style:style>
    <style:style style:name="Tableau1.47" style:family="table-row">
      <style:table-row-properties style:min-row-height="0.467cm"/>
    </style:style>
    <style:style style:name="Tableau1.48" style:family="table-row">
      <style:table-row-properties style:min-row-height="4.071cm"/>
    </style:style>
    <style:style style:name="Tableau1.49" style:family="table-row">
      <style:table-row-properties style:min-row-height="0.413cm"/>
    </style:style>
    <style:style style:name="Tableau1.50" style:family="table-row">
      <style:table-row-properties style:min-row-height="0.166cm"/>
    </style:style>
    <style:style style:name="Tableau1.51" style:family="table-row">
      <style:table-row-properties style:min-row-height="0.43cm"/>
    </style:style>
    <style:style style:name="Tableau1.54" style:family="table-row">
      <style:table-row-properties style:min-row-height="0.519cm"/>
    </style:style>
    <style:style style:name="P1" style:family="paragraph" style:parent-style-name="Table_20_Contents">
      <style:text-properties style:font-name="Arial"/>
    </style:style>
    <style:style style:name="P2" style:family="paragraph" style:parent-style-name="Table_20_Contents">
      <style:text-properties style:font-name="Arial" fo:font-size="12pt" style:font-size-asian="12pt" style:font-size-complex="12pt"/>
    </style:style>
    <style:style style:name="P3" style:family="paragraph" style:parent-style-name="Table_20_Contents">
      <style:text-properties style:font-name="Arial" fo:font-size="12pt" fo:language="fr" fo:country="FR" style:font-size-asian="12pt" style:font-size-complex="12pt"/>
    </style:style>
    <style:style style:name="P4" style:family="paragraph" style:parent-style-name="Table_20_Contents">
      <style:paragraph-properties fo:text-align="center" style:justify-single-word="false"/>
      <style:text-properties style:font-name="Arial"/>
    </style:style>
    <style:style style:name="P5" style:family="paragraph" style:parent-style-name="Table_20_Contents">
      <style:text-properties style:font-name="Arial" fo:language="fr" fo:country="FR"/>
    </style:style>
    <style:style style:name="P6" style:family="paragraph" style:parent-style-name="Table_20_Contents">
      <style:paragraph-properties fo:text-align="center" style:justify-single-word="false"/>
      <style:text-properties style:font-name="Arial" fo:language="fr" fo:country="FR"/>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9" style:family="paragraph" style:parent-style-name="Standard">
      <style:paragraph-properties fo:margin-left="0cm" fo:margin-right="0cm" fo:orphans="2" fo:widows="2" fo:text-indent="0cm" style:auto-text-indent="false"/>
      <style:text-properties style:font-name="Arial" fo:font-size="12pt" fo:language="fr" fo:country="FR" style:font-size-asian="12pt" style:font-size-complex="12pt"/>
    </style:style>
    <style:style style:name="P10" style:family="paragraph" style:parent-style-name="Standard">
      <style:paragraph-properties fo:margin-left="0cm" fo:margin-right="0cm" fo:orphans="2" fo:widows="2" fo:text-indent="0cm" style:auto-text-indent="false"/>
      <style:text-properties style:font-name="Arial"/>
    </style:style>
    <style:style style:name="P11" style:family="paragraph" style:parent-style-name="Standard">
      <style:paragraph-properties fo:margin-left="0cm" fo:margin-right="0cm" fo:orphans="2" fo:widows="2" fo:text-indent="0cm" style:auto-text-indent="false"/>
      <style:text-properties style:font-name="Arial" fo:language="fr" fo:country="FR"/>
    </style:style>
    <style:style style:name="P12" style:family="paragraph" style:parent-style-name="Standard">
      <style:paragraph-properties style:text-autospace="none"/>
      <style:text-properties fo:color="#000000" style:text-outline="false" style:text-line-through-style="none" style:font-name="Arial"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T1" style:family="text">
      <style:text-properties fo:language="fr" fo:country="FR"/>
    </style:style>
    <style:style style:name="T2" style:family="text">
      <style:text-properties fo:font-size="12pt" style:font-size-asian="12pt" style:font-size-complex="12pt"/>
    </style:style>
    <style:style style:name="T3" style:family="text">
      <style:text-properties fo:font-size="12pt" fo:language="fr" fo:country="F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columns-spanned="6" office:value-type="string">
            <text:p text:style-name="P4">analyse W3C</text:p>
          </table:table-cell>
          <table:covered-table-cell/>
          <table:covered-table-cell/>
          <table:covered-table-cell/>
          <table:covered-table-cell/>
          <table:covered-table-cell/>
        </table:table-row>
        <table:table-row>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table-cell table:style-name="Tableau1.A3" office:value-type="string">
            <text:p text:style-name="P4">SEO</text:p>
          </table:table-cell>
          <table:table-cell table:style-name="Tableau1.A3" office:value-type="string">
            <text:p text:style-name="P12">W3C indique une propriété obsolète dans le CSS</text:p>
          </table:table-cell>
          <table:table-cell table:style-name="Tableau1.A3" office:value-type="string">
            <text:p text:style-name="P12">propriété "min-device-width" et "max-device-width" est obsolète.</text:p>
          </table:table-cell>
          <table:table-cell table:style-name="Tableau1.A3" office:value-type="string">
            <text:p text:style-name="P8">remplacer les propriétés par "min-width" et "max-width". </text:p>
          </table:table-cell>
          <table:table-cell table:style-name="Tableau1.A3" office:value-type="string">
            <text:p text:style-name="P4"><text:s/>non</text:p>
          </table:table-cell>
          <table:table-cell table:style-name="Tableau1.F3" office:value-type="string">
            <text:p text:style-name="P1">rapport W3C - CSS</text:p>
          </table:table-cell>
        </table:table-row>
        <table:table-row>
          <table:table-cell table:style-name="Tableau1.A3" office:value-type="string">
            <text:p text:style-name="P4">SEO</text:p>
          </table:table-cell>
          <table:table-cell table:style-name="Tableau1.A3" office:value-type="string">
            <text:p text:style-name="P12">W3C indique des valeurs non reconnu dans le CSS</text:p>
          </table:table-cell>
          <table:table-cell table:style-name="Tableau1.A3" office:value-type="string">
            <text:p text:style-name="P8">les valeurs "constant(safe-area-inset-left)" et "constant(safe-area-inset-right)" ne sont pas reconnu.</text:p>
          </table:table-cell>
          <table:table-cell table:style-name="Tableau1.A3" office:value-type="string">
            <text:p text:style-name="P8">à remplacer par une valeur valide. </text:p>
            <text:p text:style-name="P8">ex: 500px</text:p>
          </table:table-cell>
          <table:table-cell table:style-name="Tableau1.A3" office:value-type="string">
            <text:p text:style-name="P4">non</text:p>
          </table:table-cell>
          <table:table-cell table:style-name="Tableau1.F3" office:value-type="string">
            <text:p text:style-name="P1">rapport W3C - CSS</text:p>
          </table:table-cell>
        </table:table-row>
        <table:table-row>
          <table:table-cell table:style-name="Tableau1.A3" office:value-type="string">
            <text:p text:style-name="P4">SEO</text:p>
          </table:table-cell>
          <table:table-cell table:style-name="Tableau1.A3" office:value-type="string">
            <text:p text:style-name="P12">W3C indique des propriétés non reconnu dans le CSS</text:p>
          </table:table-cell>
          <table:table-cell table:style-name="Tableau1.A3" office:value-type="string">
            <text:p text:style-name="P8">Les propriété ne sont pas des propriétés valides.</text:p>
          </table:table-cell>
          <table:table-cell table:style-name="Tableau1.A3" office:value-type="string">
            <text:p text:style-name="P2">supprimer les propriétés suivantes:</text:p>
            <text:p text:style-name="P8">-webkit-font-smoothing</text:p>
            <text:p text:style-name="P8">-webkit-background-size</text:p>
            <text:p text:style-name="P8">-webkit-transform</text:p>
            <text:p text:style-name="P8">-webkit-animation-fill-mode</text:p>
            <text:p text:style-name="P8">-webkit-min-device-pixel-ratio</text:p>
            <text:p text:style-name="P8">-webkit-box-shadow</text:p>
            <text:p text:style-name="P8">-moz-osx-font-smoothing</text:p>
            <text:p text:style-name="P8">-moz-background-size</text:p>
            <text:p text:style-name="P8">-ms-transform</text:p>
            <text:p text:style-name="P8">-o-background-size</text:p>
          </table:table-cell>
          <table:table-cell table:style-name="Tableau1.A3" office:value-type="string">
            <text:p text:style-name="P4">non</text:p>
          </table:table-cell>
          <table:table-cell table:style-name="Tableau1.F3" office:value-type="string">
            <text:p text:style-name="P1">rapport W3C - CSS</text:p>
          </table:table-cell>
        </table:table-row>
        <table:table-row table:style-name="Tableau1.6">
          <table:table-cell table:style-name="Tableau1.A3" office:value-type="string">
            <text:p text:style-name="P4">Accessibilité</text:p>
          </table:table-cell>
          <table:table-cell table:style-name="Tableau1.A3" office:value-type="string">
            <text:p text:style-name="P8">la page est écrite en langue FR, mais la balise html indique &lt;html lang="default"&gt;</text:p>
          </table:table-cell>
          <table:table-cell table:style-name="Tableau1.A3" office:value-type="string">
            <text:p text:style-name="P8">une mauvaise indication de la langue de la page peux provoquer des soucis d'indexations par les moteurs de recherches ainsi que des problèmes avec des outils de traductions automatiques ou d'accèssibiltés. </text:p>
          </table:table-cell>
          <table:table-cell table:style-name="Tableau1.A3" office:value-type="string">
            <text:p text:style-name="P8">remplacer la ligne </text:p>
            <text:p text:style-name="P8">&lt;html lang="default"&gt;</text:p>
            <text:p text:style-name="P8">par</text:p>
            <text:p text:style-name="P8">&lt;html lang="fr"&gt;</text:p>
            <text:p text:style-name="P8">sur la page INDEX et PAGE2</text:p>
          </table:table-cell>
          <table:table-cell table:style-name="Tableau1.A3" office:value-type="string">
            <text:p text:style-name="P4">non</text:p>
          </table:table-cell>
          <table:table-cell table:style-name="Tableau1.F3" office:value-type="string">
            <text:p text:style-name="P1">rapport W3C - INDEX</text:p>
            <text:p text:style-name="P1">rapport W3C - PAGE2</text:p>
          </table:table-cell>
        </table:table-row>
        <table:table-row table:style-name="Tableau1.7">
          <table:table-cell table:style-name="Tableau1.A3" office:value-type="string">
            <text:p text:style-name="P4">SEO</text:p>
          </table:table-cell>
          <table:table-cell table:style-name="Tableau1.A3" office:value-type="string">
            <text:p text:style-name="P12">W3C indique des attributs non reconnu dans le HTML de la page 2</text:p>
          </table:table-cell>
          <table:table-cell table:style-name="Tableau1.A3" office:value-type="string">
            <text:p text:style-name="P8">l'attribut "success-msg" et "fail-msg" de la balise "form" n'est pas autorisé.</text:p>
          </table:table-cell>
          <table:table-cell table:style-name="Tableau1.A3" office:value-type="string">
            <text:p text:style-name="P2">supprimer les attributs et leurs valeurs.</text:p>
          </table:table-cell>
          <table:table-cell table:style-name="Tableau1.A3" office:value-type="string">
            <text:p text:style-name="P4">non</text:p>
          </table:table-cell>
          <table:table-cell table:style-name="Tableau1.F3" office:value-type="string">
            <text:p text:style-name="P1">rapport W3C -PAGE2</text:p>
          </table:table-cell>
        </table:table-row>
        <text:soft-page-break/>
        <table:table-row>
          <table:table-cell table:style-name="Tableau1.F2" table:number-columns-spanned="6" office:value-type="string">
            <text:p text:style-name="P4">analyse lighthouse</text:p>
          </table:table-cell>
          <table:covered-table-cell/>
          <table:covered-table-cell/>
          <table:covered-table-cell/>
          <table:covered-table-cell/>
          <table:covered-table-cell/>
        </table:table-row>
        <table:table-row table:style-name="Tableau1.9">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style-name="Tableau1.10">
          <table:table-cell table:style-name="Tableau1.A3" office:value-type="string">
            <text:p text:style-name="P4">SEO</text:p>
          </table:table-cell>
          <table:table-cell table:style-name="Tableau1.A3" office:value-type="string">
            <text:p text:style-name="P8">les images présentes dans le fichier img sont trop lourdes.</text:p>
          </table:table-cell>
          <table:table-cell table:style-name="Tableau1.A3" office:value-type="string">
            <text:p text:style-name="P2">Les images ne sont pas compressées.</text:p>
          </table:table-cell>
          <table:table-cell table:style-name="Tableau1.A3" office:value-type="string">
            <text:p text:style-name="P2">convertir les fichiers avec un taux de compression minimale de 85 avec l'aide d'un logiciel de traitement d'image ou d'un optimisateur.</text:p>
          </table:table-cell>
          <table:table-cell table:style-name="Tableau1.A3" office:value-type="string">
            <text:p text:style-name="P4">non</text:p>
          </table:table-cell>
          <table:table-cell table:style-name="Tableau1.F3" office:value-type="string">
            <text:p text:style-name="P1">analyse Lighthouse INDEX</text:p>
            <text:p text:style-name="P1">https://web.dev/uses-optimized-images/?utm_source=lighthouse&amp;utm_medium=devtools</text:p>
          </table:table-cell>
        </table:table-row>
        <table:table-row table:style-name="Tableau1.11">
          <table:table-cell table:style-name="Tableau1.A3" office:value-type="string">
            <text:p text:style-name="P4">SEO</text:p>
          </table:table-cell>
          <table:table-cell table:style-name="Tableau1.A3" office:value-type="string">
            <text:p text:style-name="P8">les images présentes dans le fichier img sont trop lourdes.</text:p>
          </table:table-cell>
          <table:table-cell table:style-name="Tableau1.A3" office:value-type="string">
            <text:p text:style-name="P2">le format des images n'est pas optimale.</text:p>
          </table:table-cell>
          <table:table-cell table:style-name="Tableau1.A3" office:value-type="string">
            <text:p text:style-name="P8">convertir les fichiers au format .jpg avec un taux de compression minimale de 85 avec l'aide d'un logiciel de traitement d'image ou d'un optimisateur. penser à renommer les liens vers les images dans les fichiers html.</text:p>
          </table:table-cell>
          <table:table-cell table:style-name="Tableau1.A3" office:value-type="string">
            <text:p text:style-name="P4">oui</text:p>
          </table:table-cell>
          <table:table-cell table:style-name="Tableau1.F3" office:value-type="string">
            <text:p text:style-name="P1">analyse Lighthouse INDEX</text:p>
            <text:p text:style-name="P1"/>
            <text:p text:style-name="P1">https://web.dev/uses-webp-images/?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du code javacript détecté par les outils d'analyse comme étant non-utilisé.</text:p>
          </table:table-cell>
          <table:table-cell table:style-name="Tableau1.A3" office:value-type="string">
            <text:p text:style-name="P8">les fichiers dans le dossier JS possèdent des lignes de code non utilisé, ce qui augmente le temps de chargement de la page.</text:p>
          </table:table-cell>
          <table:table-cell table:style-name="Tableau1.A3" office:value-type="string">
            <text:p text:style-name="P8">verifier et alléger les fichiers en supprimant les lignes de code qui ne sont pas utilisé.</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unused-javascript/?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du code CSS détecté par les outils d'analyse comme étant non-utilisé.</text:p>
          </table:table-cell>
          <table:table-cell table:style-name="Tableau1.A3" office:value-type="string">
            <text:p text:style-name="P8">les fichiers CSS possèdent des lignes de code non utilisé, ce qui augmente le temps de chargement de la page.</text:p>
          </table:table-cell>
          <table:table-cell table:style-name="Tableau1.A3" office:value-type="string">
            <text:p text:style-name="P8">verifier et alléger les fichiers en supprimant les lignes de code en trop et qui peuvent ralentir la page.</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unused-css-rules/?utm_source=lighthouse&amp;utm_medium=devtools</text:p>
          </table:table-cell>
        </table:table-row>
        <table:table-row table:style-name="Tableau1.14">
          <table:table-cell table:style-name="Tableau1.A3" office:value-type="string">
            <text:p text:style-name="P4">SEO</text:p>
          </table:table-cell>
          <table:table-cell table:style-name="Tableau1.A3" office:value-type="string">
            <text:p text:style-name="P8">le CSS n'est pas compressé.</text:p>
          </table:table-cell>
          <table:table-cell table:style-name="Tableau1.A3" office:value-type="string">
            <text:p text:style-name="P8">le <text:span text:style-name="T1">navigateur met plus de temps à télécharger et calculer un fichier non compressé.</text:span></text:p>
          </table:table-cell>
          <table:table-cell table:style-name="Tableau1.A3" office:value-type="string">
            <text:p text:style-name="P8">utiliser un préprocesseur CSS afin de pouvoir compresser le fichier css sans perdre la construction du code.</text:p>
          </table:table-cell>
          <table:table-cell table:style-name="Tableau1.A3" office:value-type="string">
            <text:p text:style-name="P4">oui</text:p>
          </table:table-cell>
          <table:table-cell table:style-name="Tableau1.F3" office:value-type="string">
            <text:p text:style-name="P1">analyse Lighthouse INDEX</text:p>
            <text:p text:style-name="P1"/>
            <text:p text:style-name="P1">https://web.dev/unminified-css/?utm_source=lighthouse&amp;utm_medium=devtools</text:p>
          </table:table-cell>
        </table:table-row>
        <text:soft-page-break/>
        <table:table-row table:style-name="Tableau1.15">
          <table:table-cell table:style-name="Tableau1.A3" office:value-type="string">
            <text:p text:style-name="P4">SEO</text:p>
          </table:table-cell>
          <table:table-cell table:style-name="Tableau1.A3" office:value-type="string">
            <text:p text:style-name="P8">le texte des pages ne sont pas visible lors du chargement de la police d'écriture.</text:p>
          </table:table-cell>
          <table:table-cell table:style-name="Tableau1.A3" office:value-type="string">
            <text:p text:style-name="P8">aucune <text:span text:style-name="T1">commande</text:span> qui indique l'apparition du texte durant le chargement de la police d'ecriture n'est spécifié.</text:p>
          </table:table-cell>
          <table:table-cell table:style-name="Tableau1.A3" office:value-type="string">
            <text:p text:style-name="P8">rajouter</text:p>
            <text:p text:style-name="P8">"font-display: swap" </text:p>
            <text:p text:style-name="P8">dans @font-face ou</text:p>
            <text:p text:style-name="P8">"&amp;display=swap" </text:p>
            <text:p text:style-name="P8">à la fin de l'url de google fonts.</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font-display/?utm_source=lighthouse&amp;utm_medium=devtools</text:p>
          </table:table-cell>
        </table:table-row>
        <table:table-row>
          <table:table-cell table:style-name="Tableau1.A3" office:value-type="string">
            <text:p text:style-name="P4">SEO</text:p>
          </table:table-cell>
          <table:table-cell table:style-name="Tableau1.A3" office:value-type="string">
            <text:p text:style-name="P2">la mis en page change lors du chargement des images</text:p>
          </table:table-cell>
          <table:table-cell table:style-name="Tableau1.A3" office:value-type="string">
            <text:p text:style-name="P8">les images n'ont pas de largeur et de hauteur défini dans le html. </text:p>
          </table:table-cell>
          <table:table-cell table:style-name="Tableau1.A3" office:value-type="string">
            <text:p text:style-name="P8">definir une hauteur et une largeur valide pour chaque image intégré dans les fichiers HTML.</text:p>
            <text:p text:style-name="P8">ex: width="500px" height="500px"</text:p>
          </table:table-cell>
          <table:table-cell table:style-name="Tableau1.A3" office:value-type="string">
            <text:p text:style-name="P4">non</text:p>
          </table:table-cell>
          <table:table-cell table:style-name="Tableau1.F3" office:value-type="string">
            <text:p text:style-name="P8">analyse Lighthouse INDEX</text:p>
            <text:p text:style-name="P8"/>
            <text:p text:style-name="P8">https://www.w3schools.com/tags/att_img_width.asp</text:p>
          </table:table-cell>
        </table:table-row>
        <table:table-row>
          <table:table-cell table:style-name="Tableau1.A3" office:value-type="string">
            <text:p text:style-name="P4">Accessibilité</text:p>
          </table:table-cell>
          <table:table-cell table:style-name="Tableau1.A3" office:value-type="string">
            <text:p text:style-name="P8">les balise H1-2-3 ne sont pas dans le bon ordre.</text:p>
          </table:table-cell>
          <table:table-cell table:style-name="Tableau1.A3" office:value-type="string">
            <text:p text:style-name="P8">les balises H1-2-3 mal organisés peuvent créeer un mauvais sens de lecture de la page lors de l'utilisation des technologies d'assistance comme des lecteurs d'écran.</text:p>
          </table:table-cell>
          <table:table-cell table:style-name="Tableau1.A3" office:value-type="string">
            <text:p text:style-name="P8"><text:s/>placer un texte ayant une balise H2 à la place de l'image title.png à la ligne 87 du fichier index.html</text:p>
          </table:table-cell>
          <table:table-cell table:style-name="Tableau1.A3" office:value-type="string">
            <text:p text:style-name="P4">non</text:p>
          </table:table-cell>
          <table:table-cell table:style-name="Tableau1.F3" office:value-type="string">
            <text:p text:style-name="P8">analyse Lighthouse INDEX</text:p>
            <text:p text:style-name="P8"/>
            <text:p text:style-name="P8">https://web.dev/heading-order/?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un total de 9 failles de sécurité on été detecté<text:span text:style-name="T1"> par lighthouse</text:span> </text:p>
          </table:table-cell>
          <table:table-cell table:style-name="Tableau1.A3" office:value-type="string">
            <text:p text:style-name="P9">les fichiers bootstrap et jQuerry possèdent des versions de code qui on été détecté comme possédant des vulnérabilités. une personne externe malveillante pourrait exploiter ces erreurs.</text:p>
          </table:table-cell>
          <table:table-cell table:style-name="Tableau1.A3" office:value-type="string">
            <text:p text:style-name="P9">mettre à jour les fichiers bootstrap et jQuerry </text:p>
          </table:table-cell>
          <table:table-cell table:style-name="Tableau1.A3" office:value-type="string">
            <text:p text:style-name="P4">non</text:p>
          </table:table-cell>
          <table:table-cell table:style-name="Tableau1.F3" office:value-type="string">
            <text:p text:style-name="P8">analyse Lighthouse INDEX</text:p>
            <text:p text:style-name="P2"/>
            <text:p text:style-name="P1">https://web.dev/no-vulnerable-libraries/?utm_source=lighthouse&amp;utm_medium=devtools</text:p>
          </table:table-cell>
        </table:table-row>
        <table:table-row table:style-name="Tableau1.19">
          <table:table-cell table:style-name="Tableau1.A3" office:value-type="string">
            <text:p text:style-name="P4">Accessibilité</text:p>
          </table:table-cell>
          <table:table-cell table:style-name="Tableau1.A3" office:value-type="string">
            <text:p text:style-name="P8">la page ne possède pas de description meta. </text:p>
          </table:table-cell>
          <table:table-cell table:style-name="Tableau1.A3" office:value-type="string">
            <text:p text:style-name="P9">la balise meta donne un aperçu du site avec une courte description, ce qui permet d'indiquer au moteur de recherche et au visiteur le contenue de la page. si cette description est de qualité, elle peut inciter le visiteur à cliquer sur le site, ce qui augmente le trafic naturel.</text:p>
          </table:table-cell>
          <table:table-cell table:style-name="Tableau1.A3" office:value-type="string">
            <text:p text:style-name="P8">rajouter <text:span text:style-name="T1">la balise:</text:span></text:p>
            <text:p text:style-name="P9">&lt;meta name="description" content="mon site"&gt;</text:p>
            <text:p text:style-name="P9">dans les fichiers index.html et page2.html</text:p>
            <text:p text:style-name="P9">remplacer la valeur par défaut "mon site" par une description pertinente. voir le 2eme lien en référence.</text:p>
          </table:table-cell>
          <table:table-cell table:style-name="Tableau1.A3" office:value-type="string">
            <text:p text:style-name="P4">non</text:p>
          </table:table-cell>
          <table:table-cell table:style-name="Tableau1.F3" office:value-type="string">
            <text:p text:style-name="P5">analyse <text:span text:style-name="T2">Lighthouse INDEX</text:span></text:p>
            <text:p text:style-name="P5"/>
            <text:p text:style-name="P5">https://web.dev/meta-description/?utm_source=lighthouse&amp;utm_medium=devtools</text:p>
            <text:p text:style-name="P1"/>
            <text:p text:style-name="P1">https://smartkeyword.io/seo-on-page-balise-meta-description/</text:p>
          </table:table-cell>
        </table:table-row>
        <text:soft-page-break/>
        <table:table-row table:style-name="Tableau1.20">
          <table:table-cell table:style-name="Tableau1.A3" office:value-type="string">
            <text:p text:style-name="P4">Accessibilité</text:p>
          </table:table-cell>
          <table:table-cell table:style-name="Tableau1.A3" office:value-type="string">
            <text:p text:style-name="P9">difficulté pour cibler les liens à la souris ou à l'écran tactile </text:p>
          </table:table-cell>
          <table:table-cell table:style-name="Tableau1.A3" office:value-type="string">
            <text:p text:style-name="P8"><text:span text:style-name="T1">les liens présent dans le pied de la page possèdent un</text:span> cadre de ciblage trop petits pour être correctement selectionner.</text:p>
          </table:table-cell>
          <table:table-cell table:style-name="Tableau1.A3" office:value-type="string">
            <text:p text:style-name="P8">augmenter la taille des cadres à un minimum de 48X48px</text:p>
          </table:table-cell>
          <table:table-cell table:style-name="Tableau1.A3" office:value-type="string">
            <text:p text:style-name="P4">non</text:p>
          </table:table-cell>
          <table:table-cell table:style-name="Tableau1.F3" office:value-type="string">
            <text:p text:style-name="P5">analyse <text:span text:style-name="T2">Lighthouse INDEX</text:span></text:p>
            <text:p text:style-name="P5"/>
            <text:p text:style-name="P1">https://web.dev/tap-targets/?utm_source=lighthouse&amp;utm_medium=devtools</text:p>
          </table:table-cell>
        </table:table-row>
        <table:table-row table:style-name="Tableau1.21">
          <table:table-cell table:style-name="Tableau1.A3" office:value-type="string">
            <text:p text:style-name="P6">Accessibilité</text:p>
          </table:table-cell>
          <table:table-cell table:style-name="Tableau1.A3" office:value-type="string">
            <text:p text:style-name="P9">aucun texte n'est associé aux éléments interactifs du formulaire</text:p>
          </table:table-cell>
          <table:table-cell table:style-name="Tableau1.A3" office:value-type="string">
            <text:p text:style-name="P8">les balises label ne <text:span text:style-name="T1">possèdent pas d'attribut associant le texte et les éléments du formulaire.</text:span></text:p>
          </table:table-cell>
          <table:table-cell table:style-name="Tableau1.A3" office:value-type="string">
            <text:p text:style-name="P8">ajouter un atribut "for"<text:span text:style-name="T1"> à chaque balise label. l'attribut doit posséder</text:span> une valeur identique à l'attribut "id" de la balise input associé.</text:p>
          </table:table-cell>
          <table:table-cell table:style-name="Tableau1.A3" office:value-type="string">
            <text:p text:style-name="P4">non</text:p>
          </table:table-cell>
          <table:table-cell table:style-name="Tableau1.F3" office:value-type="string">
            <text:p text:style-name="P1"><text:span text:style-name="T1">analyse </text:span><text:span text:style-name="T3">Lighthouse PAGE2</text:span></text:p>
            <text:p text:style-name="P3"/>
            <text:p text:style-name="P1">https://web.dev/label/?utm_source=lighthouse&amp;utm_medium=devtools</text:p>
          </table:table-cell>
        </table:table-row>
        <table:table-row table:style-name="Tableau1.21">
          <table:table-cell table:style-name="Tableau1.A3" office:value-type="string">
            <text:p text:style-name="P4">Accessibilité</text:p>
          </table:table-cell>
          <table:table-cell table:style-name="Tableau1.A3" office:value-type="string">
            <text:p text:style-name="P9">légère difficultés lors de la lecture du texte.</text:p>
          </table:table-cell>
          <table:table-cell table:style-name="Tableau1.A3" office:value-type="string">
            <text:p text:style-name="P8"><text:span text:style-name="T1">le </text:span>contraste de couleur <text:span text:style-name="T1">est </text:span>insuffissant.</text:p>
          </table:table-cell>
          <table:table-cell table:style-name="Tableau1.A3" office:value-type="string">
            <text:p text:style-name="P8">modifier la couleur de fond et/ou du texte pour faire passer le ratio de contraste à un minimum de 4,5:1.</text:p>
          </table:table-cell>
          <table:table-cell table:style-name="Tableau1.A3" office:value-type="string">
            <text:p text:style-name="P4">non</text:p>
          </table:table-cell>
          <table:table-cell table:style-name="Tableau1.F3" office:value-type="string">
            <text:p text:style-name="P1"><text:span text:style-name="T1">analyse </text:span><text:span text:style-name="T3">Lighthouse INDEX</text:span></text:p>
            <text:p text:style-name="P3">analyse Lighthouse PAGE2</text:p>
            <text:p text:style-name="P3"/>
            <text:p text:style-name="P1">https://web.dev/color-contrast/?utm_source=lighthouse&amp;utm_medium=devtools</text:p>
          </table:table-cell>
        </table:table-row>
        <table:table-row table:style-name="Tableau1.23">
          <table:table-cell table:style-name="Tableau1.F2" table:number-columns-spanned="6" office:value-type="string">
            <text:p text:style-name="P4">analyse manuelle</text:p>
          </table:table-cell>
          <table:covered-table-cell/>
          <table:covered-table-cell/>
          <table:covered-table-cell/>
          <table:covered-table-cell/>
          <table:covered-table-cell/>
        </table:table-row>
        <table:table-row table:style-name="Tableau1.24">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table-cell table:style-name="Tableau1.A3" office:value-type="string">
            <text:p text:style-name="P4">SEO</text:p>
          </table:table-cell>
          <table:table-cell table:style-name="Tableau1.A3" office:value-type="string">
            <text:p text:style-name="P8">image transparante sans contenue pertinant présent dans le dossier img</text:p>
          </table:table-cell>
          <table:table-cell table:style-name="Tableau1.A3" office:value-type="string">
            <text:p text:style-name="P8">la présence de ces images crée un temps de chargement supplémentaire pour un interet peu pertinant. </text:p>
            <text:p text:style-name="P8">la non présence de ces images ne change rien à l'aspect final du site </text:p>
          </table:table-cell>
          <table:table-cell table:style-name="Tableau1.A3" office:value-type="string">
            <text:p text:style-name="P8">supprimer les images suivantes du dossier img</text:p>
            <text:p text:style-name="P8">dots-bg.png</text:p>
            <text:p text:style-name="P8">lines-h2-bg.png</text:p>
            <text:p text:style-name="P8"/>
            <text:p text:style-name="P8">supprimer leurs présence dans le fichier style.css</text:p>
          </table:table-cell>
          <table:table-cell table:style-name="Tableau1.A3" office:value-type="string">
            <text:p text:style-name="P4">oui</text:p>
          </table:table-cell>
          <table:table-cell table:style-name="Tableau1.F3" office:value-type="string">
            <text:p text:style-name="P1"/>
          </table:table-cell>
        </table:table-row>
        <table:table-row>
          <table:table-cell table:style-name="Tableau1.A3" office:value-type="string">
            <text:p text:style-name="P4">SEO</text:p>
          </table:table-cell>
          <table:table-cell table:style-name="Tableau1.A3" office:value-type="string">
            <text:p text:style-name="P8">un fichier image n'est pas présent dans le bon dossier</text:p>
          </table:table-cell>
          <table:table-cell table:style-name="Tableau1.A3" office:value-type="string">
            <text:p text:style-name="P8">un dossier dédié pour les image est prévu pour ranger toutes les images au même endroit.</text:p>
          </table:table-cell>
          <table:table-cell table:style-name="Tableau1.A3" office:value-type="string">
            <text:p text:style-name="P8">déplacer fav-icon.jpg dans le dossier img.</text:p>
            <text:p text:style-name="P8">penser à moddifier les liens présent dans les fichiers HTML</text:p>
          </table:table-cell>
          <table:table-cell table:style-name="Tableau1.A3" office:value-type="string">
            <text:p text:style-name="P4">oui</text:p>
          </table:table-cell>
          <table:table-cell table:style-name="Tableau1.F3" office:value-type="string">
            <text:p text:style-name="P1"/>
          </table:table-cell>
        </table:table-row>
        <table:table-row>
          <table:table-cell table:style-name="Tableau1.A3" office:value-type="string">
            <text:p text:style-name="P4">SEO</text:p>
            <text:p text:style-name="P4">Accessibilité</text:p>
          </table:table-cell>
          <table:table-cell table:style-name="Tableau1.A3" office:value-type="string">
            <text:p text:style-name="P8">texte présent dans les fichiers d'images.</text:p>
          </table:table-cell>
          <table:table-cell table:style-name="Tableau1.A3" office:value-type="string">
            <text:p text:style-name="P8">la présence de ces images crée un temps de chargement supplémentaire pour un interet peu pertinant. le texte présent dans l'image ne peux pas être lu par des technologies d'assisitance. </text:p>
          </table:table-cell>
          <table:table-cell table:style-name="Tableau1.A3" office:value-type="string">
            <text:p text:style-name="P8">integrer le contenue de l'image directement dans le html/css.</text:p>
          </table:table-cell>
          <table:table-cell table:style-name="Tableau1.A3" office:value-type="string">
            <text:p text:style-name="P4">oui</text:p>
          </table:table-cell>
          <table:table-cell table:style-name="Tableau1.F3" office:value-type="string">
            <text:p text:style-name="P1"/>
          </table:table-cell>
        </table:table-row>
        <text:soft-page-break/>
        <table:table-row>
          <table:table-cell table:style-name="Tableau1.A3" office:value-type="string">
            <text:p text:style-name="P4">SEO</text:p>
          </table:table-cell>
          <table:table-cell table:style-name="Tableau1.A3" office:value-type="string">
            <text:p text:style-name="P8">les images "la chouette agence" et "logo" peuvent être converti au format vectoriel (svg).</text:p>
          </table:table-cell>
          <table:table-cell table:style-name="Tableau1.A3" office:value-type="string">
            <text:p text:style-name="P8">l'utilisation d'images vectoriels sont pertinant pour la création de logo. le poids des images vectoriels (svg) sont plus légères que les images type bitmap(png, jpg, etc...).</text:p>
          </table:table-cell>
          <table:table-cell table:style-name="Tableau1.A3" office:value-type="string">
            <text:p text:style-name="P2">utiliser un logiciel de création d'image vectoriel pour redessiner les images. <text:s/></text:p>
          </table:table-cell>
          <table:table-cell table:style-name="Tableau1.A3" office:value-type="string">
            <text:p text:style-name="P4">oui</text:p>
          </table:table-cell>
          <table:table-cell table:style-name="Tableau1.F3" office:value-type="string">
            <text:p text:style-name="P1">https://developer.mozilla.org/fr/docs/Apprendre/HTML/Comment/Ajouter_des_images_vectorielles_à_une_page_web</text:p>
          </table:table-cell>
        </table:table-row>
        <table:table-row>
          <table:table-cell table:style-name="Tableau1.A3" office:value-type="string">
            <text:p text:style-name="P4">SEO</text:p>
          </table:table-cell>
          <table:table-cell table:style-name="Tableau1.A3" office:value-type="string">
            <text:p text:style-name="P10">le bouton toggle navigation ne fonctionne pas sur la page page2.</text:p>
          </table:table-cell>
          <table:table-cell table:style-name="Tableau1.A3" office:value-type="string">
            <text:p text:style-name="P10">l<text:span text:style-name="T3">e fichier bootstrap.css prend partiellement en compte l'ensemble de index.html et page2.html.</text:span></text:p>
          </table:table-cell>
          <table:table-cell table:style-name="Tableau1.A3" office:value-type="string">
            <text:p text:style-name="P10">modifier le fichier bootstrap.css ou style.css pour que le bouton toogle puisse avoir les même fonctions que sur la page index</text:p>
          </table:table-cell>
          <table:table-cell table:style-name="Tableau1.A3" office:value-type="string">
            <text:p text:style-name="P4">non</text:p>
          </table:table-cell>
          <table:table-cell table:style-name="Tableau1.F3" office:value-type="string">
            <text:p text:style-name="P1"/>
          </table:table-cell>
        </table:table-row>
        <table:table-row table:style-name="Tableau1.30">
          <table:table-cell table:style-name="Tableau1.A3" office:value-type="string">
            <text:p text:style-name="P4">Accessibilité</text:p>
          </table:table-cell>
          <table:table-cell table:style-name="Tableau1.A3" office:value-type="string">
            <text:p text:style-name="P10">le bouton "toggle navigation" est ecrit en anglais.</text:p>
          </table:table-cell>
          <table:table-cell table:style-name="Tableau1.A3" office:value-type="string">
            <text:p text:style-name="P10">les personnes qui naviguent sur la page en français peuvent ne pas connaitre la signification du mot dans sa version anglaise.</text:p>
          </table:table-cell>
          <table:table-cell table:style-name="Tableau1.A3" office:value-type="string">
            <text:p text:style-name="P10">renommer le bouton en français.</text:p>
          </table:table-cell>
          <table:table-cell table:style-name="Tableau1.A3" office:value-type="string">
            <text:p text:style-name="P4">non</text:p>
          </table:table-cell>
          <table:table-cell table:style-name="Tableau1.F3" office:value-type="string">
            <text:p text:style-name="P1"/>
          </table:table-cell>
        </table:table-row>
        <table:table-row>
          <table:table-cell table:style-name="Tableau1.A3" office:value-type="string">
            <text:p text:style-name="P4">Accessibilité</text:p>
          </table:table-cell>
          <table:table-cell table:style-name="Tableau1.A3" office:value-type="string">
            <text:p text:style-name="P8">les liens menant vers les resaux sociaux ne <text:span text:style-name="T1">sont pas indiqué par les <text:s/>lecteur d'écrans</text:span></text:p>
          </table:table-cell>
          <table:table-cell table:style-name="Tableau1.A3" office:value-type="string">
            <text:p text:style-name="P9">aucun texte n'est associé au lien, ce qui peux rendre difficile la navigation pour les utilisateurs de technologies d’assistance comme un lecteur d'écran.</text:p>
          </table:table-cell>
          <table:table-cell table:style-name="Tableau1.A3" office:value-type="string">
            <text:p text:style-name="P8">rajouter un texte décrivant l<text:span text:style-name="T1">e</text:span> lien.</text:p>
          </table:table-cell>
          <table:table-cell table:style-name="Tableau1.A3" office:value-type="string">
            <text:p text:style-name="P4">non</text:p>
          </table:table-cell>
          <table:table-cell table:style-name="Tableau1.F3" office:value-type="string">
            <text:p text:style-name="P1"/>
          </table:table-cell>
        </table:table-row>
        <table:table-row table:style-name="Tableau1.32">
          <table:table-cell table:style-name="Tableau1.A3" office:value-type="string">
            <text:p text:style-name="P4">Accessibilité</text:p>
          </table:table-cell>
          <table:table-cell table:style-name="Tableau1.A3" office:value-type="string">
            <text:p text:style-name="P10">la zone de selection des liens des réseaux sociaux n'englobe pas correctement les icones.</text:p>
          </table:table-cell>
          <table:table-cell table:style-name="Tableau1.A3" office:value-type="string">
            <text:p text:style-name="P10">une zone de selection décalé peut créer des difficultés de selections lors d'une utilisation à la souris.</text:p>
          </table:table-cell>
          <table:table-cell table:style-name="Tableau1.A3" office:value-type="string">
            <text:p text:style-name="P10">augmenter la hauteur de la balise de selection.</text:p>
          </table:table-cell>
          <table:table-cell table:style-name="Tableau1.A3" office:value-type="string">
            <text:p text:style-name="P4">non</text:p>
          </table:table-cell>
          <table:table-cell table:style-name="Tableau1.F3" office:value-type="string">
            <text:p text:style-name="P1"/>
          </table:table-cell>
        </table:table-row>
        <table:table-row table:style-name="Tableau1.33">
          <table:table-cell table:style-name="Tableau1.A3" office:value-type="string">
            <text:p text:style-name="P4">Accessibilité</text:p>
          </table:table-cell>
          <table:table-cell table:style-name="Tableau1.A3" office:value-type="string">
            <text:p text:style-name="P10">l'un des lien présent dans l'annuaire n'est pas pareil que son lien indiqué.</text:p>
          </table:table-cell>
          <table:table-cell table:style-name="Tableau1.A3" office:value-type="string">
            <text:p text:style-name="P10">une faute de frappe s'est glissé lors de l'écriture du lien, ce qui peux entrainer une erreur de redirection.</text:p>
          </table:table-cell>
          <table:table-cell table:style-name="Tableau1.A3" office:value-type="string">
            <text:p text:style-name="P10">modifier le lien ou le texte alternatif à la ligne suivante :</text:p>
            <text:p text:style-name="P10">ligne 266 de index.html</text:p>
          </table:table-cell>
          <table:table-cell table:style-name="Tableau1.A3" office:value-type="string">
            <text:p text:style-name="P4">non</text:p>
          </table:table-cell>
          <table:table-cell table:style-name="Tableau1.F3" office:value-type="string">
            <text:p text:style-name="P1"/>
          </table:table-cell>
        </table:table-row>
        <table:table-row table:style-name="Tableau1.34">
          <table:table-cell table:style-name="Tableau1.A3" office:value-type="string">
            <text:p text:style-name="P4">Accessibilité</text:p>
          </table:table-cell>
          <table:table-cell table:style-name="Tableau1.A3" office:value-type="string">
            <text:p text:style-name="P2">du texte caché est présent sur la page index</text:p>
          </table:table-cell>
          <table:table-cell table:style-name="Tableau1.A3" office:value-type="string">
            <text:p text:style-name="P8">ce texte peux être considéré comme du keyword stuffing et pourrait penaliser le référencement du site.</text:p>
          </table:table-cell>
          <table:table-cell table:style-name="Tableau1.A3" office:value-type="string">
            <text:p text:style-name="P2">supprimer les balises "div class keywords" ainsi que tout leurs contenues des lignes suivantes:</text:p>
            <text:p text:style-name="P2">ligne 40 de index.html</text:p>
            <text:p text:style-name="P2">ligne 42 de index.html</text:p>
          </table:table-cell>
          <table:table-cell table:style-name="Tableau1.A3" office:value-type="string">
            <text:p text:style-name="P4">non</text:p>
          </table:table-cell>
          <table:table-cell table:style-name="Tableau1.F3" office:value-type="string">
            <text:p text:style-name="P8">https://www.definitions-seo.com/definition-de-keyword-stuffing-bourrage-de-mots-cles/#:~:text=Le%20Keyword%20Stuffing%20est%20une,technique%20est%20aujourd%27hui%20obsolète.</text:p>
          </table:table-cell>
        </table:table-row>
        <text:soft-page-break/>
        <table:table-row table:style-name="Tableau1.35">
          <table:table-cell table:style-name="Tableau1.A3" office:value-type="string">
            <text:p text:style-name="P4">SEO</text:p>
          </table:table-cell>
          <table:table-cell table:style-name="Tableau1.A3" office:value-type="string">
            <text:p text:style-name="P8">l'envoie de message avec le formulaire ne fonctionne pas.</text:p>
          </table:table-cell>
          <table:table-cell table:style-name="Tableau1.A3" office:value-type="string">
            <text:p text:style-name="P8">la valeur novalidate dans le formulaire de la page 2 bloque l'envoie des données.</text:p>
          </table:table-cell>
          <table:table-cell table:style-name="Tableau1.A3" office:value-type="string">
            <text:p text:style-name="P8">supprimer la valeur.</text:p>
            <text:p text:style-name="P8">ligne 83 de page2.html</text:p>
          </table:table-cell>
          <table:table-cell table:style-name="Tableau1.A3" office:value-type="string">
            <text:p text:style-name="P4">non</text:p>
          </table:table-cell>
          <table:table-cell table:style-name="Tableau1.F3" office:value-type="string">
            <text:p text:style-name="P1">https://www.w3schools.com/tags/att_form_novalidate.asp</text:p>
          </table:table-cell>
        </table:table-row>
        <table:table-row table:style-name="Tableau1.34">
          <table:table-cell table:style-name="Tableau1.A3" office:value-type="string">
            <text:p text:style-name="P4">SEO</text:p>
          </table:table-cell>
          <table:table-cell table:style-name="Tableau1.A3" office:value-type="string">
            <text:p text:style-name="P10">la section "comment nous avez vous connu ?" du formulaire demande une adresse email.</text:p>
          </table:table-cell>
          <table:table-cell table:style-name="Tableau1.A3" office:value-type="string">
            <text:p text:style-name="P10"><text:s/>la balise imput possède la propriété type="email"</text:p>
          </table:table-cell>
          <table:table-cell table:style-name="Tableau1.A3" office:value-type="string">
            <text:p text:style-name="P10">remplacer la valeur type="email"</text:p>
            <text:p text:style-name="P10">par </text:p>
            <text:p text:style-name="P10"><text:s/>type="text"</text:p>
            <text:p text:style-name="P10">dans le fichier page2.html</text:p>
          </table:table-cell>
          <table:table-cell table:style-name="Tableau1.A3" office:value-type="string">
            <text:p text:style-name="P4">non</text:p>
          </table:table-cell>
          <table:table-cell table:style-name="Tableau1.F3" office:value-type="string">
            <text:p text:style-name="P1"/>
          </table:table-cell>
        </table:table-row>
        <table:table-row table:style-name="Tableau1.34">
          <table:table-cell table:style-name="Tableau1.A3" office:value-type="string">
            <text:p text:style-name="P4">SEO</text:p>
          </table:table-cell>
          <table:table-cell table:style-name="Tableau1.A3" office:value-type="string">
            <text:p text:style-name="P1">le fichier form_1.php n'est pas utilisé</text:p>
          </table:table-cell>
          <table:table-cell table:style-name="Tableau1.A3" office:value-type="string">
            <text:p text:style-name="P10">aucun fichier html n'utilise le fichier </text:p>
          </table:table-cell>
          <table:table-cell table:style-name="Tableau1.A3" office:value-type="string">
            <text:p text:style-name="P10">réintegrer le fichier dans page2.html</text:p>
          </table:table-cell>
          <table:table-cell table:style-name="Tableau1.A3" office:value-type="string">
            <text:p text:style-name="P4">oui</text:p>
          </table:table-cell>
          <table:table-cell table:style-name="Tableau1.F3" office:value-type="string">
            <text:p text:style-name="P1">https://lesdocs.fr/envoi-du-contenu-dun-formulaire-vers-un-email/</text:p>
          </table:table-cell>
        </table:table-row>
        <table:table-row>
          <table:table-cell table:style-name="Tableau1.A3" office:value-type="string">
            <text:p text:style-name="P4">Accessibilité</text:p>
          </table:table-cell>
          <table:table-cell table:style-name="Tableau1.A3" office:value-type="string">
            <text:p text:style-name="P10">les champs de remplissage ne possèdent pas d'exemple de saisie.</text:p>
          </table:table-cell>
          <table:table-cell table:style-name="Tableau1.A3" office:value-type="string">
            <text:p text:style-name="P10">un exemple de saisi pour chaque champ de remplissage peux aider les personnes à mieux remplir le formulaire.</text:p>
          </table:table-cell>
          <table:table-cell table:style-name="Tableau1.A3" office:value-type="string">
            <text:p text:style-name="P10"><text:s/>rajouter un attribut placeholder avec pour valeur un exemple de texte pertinant pour chaque balise input.</text:p>
          </table:table-cell>
          <table:table-cell table:style-name="Tableau1.A3" office:value-type="string">
            <text:p text:style-name="P4">non</text:p>
          </table:table-cell>
          <table:table-cell table:style-name="Tableau1.F3" office:value-type="string">
            <text:p text:style-name="P1">https://blog.atalan.fr/placeholder-et-accessibilite/</text:p>
          </table:table-cell>
        </table:table-row>
        <table:table-row>
          <table:table-cell table:style-name="Tableau1.A3" office:value-type="string">
            <text:p text:style-name="P4">Accessibilité</text:p>
          </table:table-cell>
          <table:table-cell table:style-name="Tableau1.A3" office:value-type="string">
            <text:p text:style-name="P10">les messages de validation et d'erreur d'envoie ne s'affichent pas dans le formulaire.</text:p>
          </table:table-cell>
          <table:table-cell table:style-name="Tableau1.A3" office:value-type="string">
            <text:p text:style-name="P10">il manque des elements de code pour interpreter corectement les propriétés success-msg et fail-msg. </text:p>
          </table:table-cell>
          <table:table-cell table:style-name="Tableau1.A3" office:value-type="string">
            <text:p text:style-name="P1">utilliser javascript pour creer un message de validation et d'erreur fonctionnel.</text:p>
          </table:table-cell>
          <table:table-cell table:style-name="Tableau1.A3" office:value-type="string">
            <text:p text:style-name="P4">non</text:p>
          </table:table-cell>
          <table:table-cell table:style-name="Tableau1.F3" office:value-type="string">
            <text:p text:style-name="P1">https://developer.mozilla.org/fr/docs/Web/Guide/HTML/Formulaires/Validation_donnees_formulaire</text:p>
          </table:table-cell>
        </table:table-row>
        <table:table-row>
          <table:table-cell table:style-name="Tableau1.A3" office:value-type="string">
            <text:p text:style-name="P4">SEO</text:p>
          </table:table-cell>
          <table:table-cell table:style-name="Tableau1.A3" office:value-type="string">
            <text:p text:style-name="P8">les fichiers du dossier FONT peuvent être remplacé par google font pour réduire la durée de chargement.</text:p>
          </table:table-cell>
          <table:table-cell table:style-name="Tableau1.A3" office:value-type="string">
            <text:p text:style-name="P8">les fichiers google font sont optimisés, mis à jours régulièrement et adpaté à tout les appareils. l'integration de google font est optimisé de façon à pouvoir faire gagner le maximum de temps de chargement.</text:p>
          </table:table-cell>
          <table:table-cell table:style-name="Tableau1.A3" office:value-type="string">
            <text:p text:style-name="P2">choisir de nouvelles polices d'écritures sur google font.</text:p>
            <text:p text:style-name="P2">supprimer les anciennes polices d'écritures.</text:p>
            <text:p text:style-name="P2">integrer les nouvelles polices google font dans le fichier style.css. voir les liens dans référence.</text:p>
          </table:table-cell>
          <table:table-cell table:style-name="Tableau1.A3" office:value-type="string">
            <text:p text:style-name="P4">oui</text:p>
          </table:table-cell>
          <table:table-cell table:style-name="Tableau1.F3" office:value-type="string">
            <text:p text:style-name="P1">http://www.typographia.org/google-font-pour-site-web/</text:p>
            <text:p text:style-name="P1"/>
            <text:p text:style-name="P1">https://www.artwai.com/optimiser-les-google-fonts/</text:p>
          </table:table-cell>
        </table:table-row>
        <table:table-row>
          <table:table-cell table:style-name="Tableau1.A3" office:value-type="string">
            <text:p text:style-name="P4"/>
          </table:table-cell>
          <table:table-cell table:style-name="Tableau1.A3" office:value-type="string">
            <text:p text:style-name="P10">l'image de bannière ne prend pas la largeur total de l'écran et on perçoit un fond bleu derrière à partir de 1930px de large.</text:p>
          </table:table-cell>
          <table:table-cell table:style-name="Tableau1.A3" office:value-type="string">
            <text:p text:style-name="P10">les valeurs responsive de l'image ne sont pas corect.</text:p>
          </table:table-cell>
          <table:table-cell table:style-name="Tableau1.A3" office:value-type="string">
            <text:p text:style-name="P10">modifier les attributs CSS de l'image avec width 100%.</text:p>
          </table:table-cell>
          <table:table-cell table:style-name="Tableau1.A3" office:value-type="string">
            <text:p text:style-name="P4">non</text:p>
          </table:table-cell>
          <table:table-cell table:style-name="Tableau1.F3" office:value-type="string">
            <text:p text:style-name="P1"/>
          </table:table-cell>
        </table:table-row>
        <table:table-row table:style-name="Tableau1.42">
          <table:table-cell table:style-name="Tableau1.A3" office:value-type="string">
            <text:p text:style-name="P4">Accessibilité</text:p>
          </table:table-cell>
          <table:table-cell table:style-name="Tableau1.A3" office:value-type="string">
            <text:p text:style-name="P10">sur un écran de largeur de 760px à 1090px, plusieurs elements de la page ne sont pas centrés.</text:p>
          </table:table-cell>
          <table:table-cell table:style-name="Tableau1.A3" office:value-type="string">
            <text:p text:style-name="P10">un décentrage des éléments sur une petite partie de responsif n'est pas naturel et rend le visuel du site frustrant et désagréable. </text:p>
          </table:table-cell>
          <table:table-cell table:style-name="Tableau1.A3" office:value-type="string">
            <text:p text:style-name="P10">rencentrer le css sous leurs formes responsive.</text:p>
          </table:table-cell>
          <table:table-cell table:style-name="Tableau1.A3" office:value-type="string">
            <text:p text:style-name="P4">non</text:p>
          </table:table-cell>
          <table:table-cell table:style-name="Tableau1.F3" office:value-type="string">
            <text:p text:style-name="P1"/>
          </table:table-cell>
        </table:table-row>
        <text:soft-page-break/>
        <table:table-row>
          <table:table-cell table:style-name="Tableau1.A3" office:value-type="string">
            <text:p text:style-name="P4">Accessibilité</text:p>
          </table:table-cell>
          <table:table-cell table:style-name="Tableau1.A3" office:value-type="string">
            <text:p text:style-name="P10">sur un ecran de largeur de 1090px à 1165px, une partie du site se décale et sort du cadre du navigateur.</text:p>
          </table:table-cell>
          <table:table-cell table:style-name="Tableau1.A3" office:value-type="string">
            <text:p text:style-name="P10">un décentrage des images sur une petite partie du responsif n'est pas naturel et rend le visuel du site frustrant et désagréable.</text:p>
          </table:table-cell>
          <table:table-cell table:style-name="Tableau1.A3" office:value-type="string">
            <text:p text:style-name="P10">recentrer la balise <text:s/>div.container.bloc-lg sous sa forme responsive. et lui faire prendre 100% de la largeur du navigateur.</text:p>
            <text:p text:style-name="P10"/>
          </table:table-cell>
          <table:table-cell table:style-name="Tableau1.A3" office:value-type="string">
            <text:p text:style-name="P4">non</text:p>
          </table:table-cell>
          <table:table-cell table:style-name="Tableau1.F3" office:value-type="string">
            <text:p text:style-name="P1"/>
          </table:table-cell>
        </table:table-row>
        <table:table-row table:style-name="Tableau1.44">
          <table:table-cell table:style-name="Tableau1.A3" office:value-type="string">
            <text:p text:style-name="P4">Accessibilité</text:p>
          </table:table-cell>
          <table:table-cell table:style-name="Tableau1.A3" office:value-type="string">
            <text:p text:style-name="P1">sur un ecran possédant une largeur plus petite que 768px de large, du texte présent sur la page index ne possèdent pas de largeur défini.</text:p>
          </table:table-cell>
          <table:table-cell table:style-name="Tableau1.A3" office:value-type="string">
            <text:p text:style-name="P10">la lecture d'un long texte peut etre difficile et désagréable si celui-ci se trouve sur une seul grande ligne.</text:p>
            <text:p text:style-name="P10"/>
          </table:table-cell>
          <table:table-cell table:style-name="Tableau1.A3" office:value-type="string">
            <text:p text:style-name="P10"><text:s/>ajouter une valeur width défini aux balises p class text-center de index.html</text:p>
          </table:table-cell>
          <table:table-cell table:style-name="Tableau1.A3" office:value-type="string">
            <text:p text:style-name="P4">non</text:p>
          </table:table-cell>
          <table:table-cell table:style-name="Tableau1.F3" office:value-type="string">
            <text:p text:style-name="P1"/>
          </table:table-cell>
        </table:table-row>
        <table:table-row>
          <table:table-cell table:style-name="Tableau1.A3" office:value-type="string">
            <text:p text:style-name="P4">Accessibilité</text:p>
          </table:table-cell>
          <table:table-cell table:style-name="Tableau1.A3" office:value-type="string">
            <text:p text:style-name="P10">les liens de navigations de la page 2 sont sous-ligné lors du survol, ce qui n'est pas le cas pour ceux de la page index. </text:p>
          </table:table-cell>
          <table:table-cell table:style-name="Tableau1.A3" office:value-type="string">
            <text:p text:style-name="P8">une incohérence graphique peu rendre difficile la compréhension du site.</text:p>
          </table:table-cell>
          <table:table-cell table:style-name="Tableau1.A3" office:value-type="string">
            <text:p text:style-name="P10">supprimer le souligné du texte des liens</text:p>
          </table:table-cell>
          <table:table-cell table:style-name="Tableau1.A3" office:value-type="string">
            <text:p text:style-name="P4">non</text:p>
          </table:table-cell>
          <table:table-cell table:style-name="Tableau1.F3" office:value-type="string">
            <text:p text:style-name="P1"/>
          </table:table-cell>
        </table:table-row>
        <table:table-row>
          <table:table-cell table:style-name="Tableau1.A3" office:value-type="string">
            <text:p text:style-name="P4">Accessibilité</text:p>
          </table:table-cell>
          <table:table-cell table:style-name="Tableau1.A3" office:value-type="string">
            <text:p text:style-name="P8">les images présent dans la page possèdent un texte alternatif peu pertinant pour du contenue accessible, en plus de ne pas citer le bon lieu. </text:p>
          </table:table-cell>
          <table:table-cell table:style-name="Tableau1.A3" office:value-type="string">
            <text:p text:style-name="P9">la description des images n'est pas suffisante pour qu'un logiciel d'assistance visuel puisse faire une description correcte de l'image. le lieu indiqué peux aussi induire une confusion dans la localisation physique de l'agence</text:p>
          </table:table-cell>
          <table:table-cell table:style-name="Tableau1.A3" office:value-type="string">
            <text:p text:style-name="P8">changer le texte alternatif pour une description visuel<text:span text:style-name="T1"> pertinente</text:span> de <text:span text:style-name="T1">chaque </text:span>image<text:span text:style-name="T1"> dans le fichier index.html et page2.html.</text:span> indiquer <text:span text:style-name="T1">correctement le lieu de l'agence pour les prochaines descriptions </text:span></text:p>
          </table:table-cell>
          <table:table-cell table:style-name="Tableau1.A3" office:value-type="string">
            <text:p text:style-name="P4">non</text:p>
          </table:table-cell>
          <table:table-cell table:style-name="Tableau1.F3" office:value-type="string">
            <text:p text:style-name="P1">http://www.pompage.net/traduction/Bien-utiliser-le-texte-alternatif</text:p>
          </table:table-cell>
        </table:table-row>
        <table:table-row table:style-name="Tableau1.47">
          <table:table-cell table:style-name="Tableau1.A3" office:value-type="string">
            <text:p text:style-name="P4">Accessibilité</text:p>
          </table:table-cell>
          <table:table-cell table:style-name="Tableau1.A3" office:value-type="string">
            <text:p text:style-name="P8">titre de la page inexistant</text:p>
          </table:table-cell>
          <table:table-cell table:style-name="Tableau1.A3" office:value-type="string">
            <text:p text:style-name="P8">la balise &lt;title&gt; n'est pas rempli. </text:p>
          </table:table-cell>
          <table:table-cell table:style-name="Tableau1.A3" office:value-type="string">
            <text:p text:style-name="P8">remplir la balise &lt;title&gt; du fichier index.html et page2.html par le nom du site ou un texte plus pertinant.</text:p>
          </table:table-cell>
          <table:table-cell table:style-name="Tableau1.A3" office:value-type="string">
            <text:p text:style-name="P4">non</text:p>
          </table:table-cell>
          <table:table-cell table:style-name="Tableau1.F3" office:value-type="string">
            <text:p text:style-name="P1">https://developer.mozilla.org/fr/docs/Web/HTML/Element/title</text:p>
          </table:table-cell>
        </table:table-row>
        <table:table-row table:style-name="Tableau1.48">
          <table:table-cell table:style-name="Tableau1.A3" office:value-type="string">
            <text:p text:style-name="P4">Accessibilité</text:p>
          </table:table-cell>
          <table:table-cell table:style-name="Tableau1.A3" office:value-type="string">
            <text:p text:style-name="P8"><text:span text:style-name="T1">du texte n’apparaît pas sur la page 2</text:span>.</text:p>
          </table:table-cell>
          <table:table-cell table:style-name="Tableau1.A3" office:value-type="string">
            <text:p text:style-name="P11">le texte possède une valeur de transparence, ce qui empêche son apparition. </text:p>
          </table:table-cell>
          <table:table-cell table:style-name="Tableau1.A3" office:value-type="string">
            <text:p text:style-name="P9">ajouter la valeur</text:p>
            <text:p text:style-name="P9">opacity: 1 !important;</text:p>
            <text:p text:style-name="P9">à la class .text-center dans le fichier style.css.</text:p>
          </table:table-cell>
          <table:table-cell table:style-name="Tableau1.A3" office:value-type="string">
            <text:p text:style-name="P4">non</text:p>
          </table:table-cell>
          <table:table-cell table:style-name="Tableau1.F3" office:value-type="string">
            <text:p text:style-name="P1"/>
          </table:table-cell>
        </table:table-row>
        <text:soft-page-break/>
        <table:table-row table:style-name="Tableau1.49">
          <table:table-cell table:style-name="Tableau1.A3" office:value-type="string">
            <text:p text:style-name="P4">SEO</text:p>
          </table:table-cell>
          <table:table-cell table:style-name="Tableau1.A3" office:value-type="string">
            <text:p text:style-name="P1">des traits noirs apparaissent lors du chargement de la page</text:p>
          </table:table-cell>
          <table:table-cell table:style-name="Tableau1.A3" office:value-type="string">
            <text:p text:style-name="P10">des balises présent dans les pages html sont codé pour apparaitre et disparaitre en moins d'une seconde.</text:p>
          </table:table-cell>
          <table:table-cell table:style-name="Tableau1.A3" office:value-type="string">
            <text:p text:style-name="P10">supprimer les balises html ainsi que les propriétés CSS associé à cette ereur dans les fichiers:</text:p>
            <text:p text:style-name="P10">index.html</text:p>
            <text:p text:style-name="P10">page2.html</text:p>
            <text:p text:style-name="P10">style.css</text:p>
          </table:table-cell>
          <table:table-cell table:style-name="Tableau1.A3" office:value-type="string">
            <text:p text:style-name="P4">non</text:p>
          </table:table-cell>
          <table:table-cell table:style-name="Tableau1.F3" office:value-type="string">
            <text:p text:style-name="P1"/>
          </table:table-cell>
        </table:table-row>
        <table:table-row table:style-name="Tableau1.50">
          <table:table-cell table:style-name="Tableau1.A3" office:value-type="string">
            <text:p text:style-name="P4">Accessibilité</text:p>
          </table:table-cell>
          <table:table-cell table:style-name="Tableau1.A3" office:value-type="string">
            <text:p text:style-name="P1">impossible de selectionner le texte parlons web design ! de la page2</text:p>
          </table:table-cell>
          <table:table-cell table:style-name="Tableau1.A3" office:value-type="string">
            <text:p text:style-name="P10">du code css bloque la selection du texte.</text:p>
          </table:table-cell>
          <table:table-cell table:style-name="Tableau1.A3" office:value-type="string">
            <text:p text:style-name="P10">supprimer la propriétés du fichier style.css bloquant la selection</text:p>
          </table:table-cell>
          <table:table-cell table:style-name="Tableau1.A3" office:value-type="string">
            <text:p text:style-name="P4">non</text:p>
          </table:table-cell>
          <table:table-cell table:style-name="Tableau1.F3" office:value-type="string">
            <text:p text:style-name="P1"/>
          </table:table-cell>
        </table:table-row>
        <table:table-row table:style-name="Tableau1.51">
          <table:table-cell table:style-name="Tableau1.A3" office:value-type="string">
            <text:p text:style-name="P4">Accessibilité</text:p>
          </table:table-cell>
          <table:table-cell table:style-name="Tableau1.A3" office:value-type="string">
            <text:p text:style-name="P8">l'entête et le pied du site n'est pas la même sur la page d'accueil et la page 2</text:p>
          </table:table-cell>
          <table:table-cell table:style-name="Tableau1.A3" office:value-type="string">
            <text:p text:style-name="P8">une incohérence graphique peu rendre difficile la compréhension du site. l'entête et le pied de page se doit de transmettre le même visuel ainsi que les mêmes informations, quel que soit la page du site.</text:p>
          </table:table-cell>
          <table:table-cell table:style-name="Tableau1.A3" office:value-type="string">
            <text:p text:style-name="P8">modifier le fichier css pour donner le même aspect aux 2 pages.</text:p>
          </table:table-cell>
          <table:table-cell table:style-name="Tableau1.A3" office:value-type="string">
            <text:p text:style-name="P4">non</text:p>
          </table:table-cell>
          <table:table-cell table:style-name="Tableau1.F3" office:value-type="string">
            <text:p text:style-name="P1">https://developer.mozilla.org/fr/docs/Apprendre/HTML/Comment/Découper_une_page_web_en_sections_logiques</text:p>
          </table:table-cell>
        </table:table-row>
        <table:table-row>
          <table:table-cell table:style-name="Tableau1.A3" office:value-type="string">
            <text:p text:style-name="P4">Accessibilité</text:p>
          </table:table-cell>
          <table:table-cell table:style-name="Tableau1.A3" office:value-type="string">
            <text:p text:style-name="P8">les liens de navigations présent dans la page 2 sortent du cadre et se chevauchent. </text:p>
          </table:table-cell>
          <table:table-cell table:style-name="Tableau1.A3" office:value-type="string">
            <text:p text:style-name="P8">le fichier bootstrap ne prend pas correctement en compte les elements présent dans la page 2</text:p>
          </table:table-cell>
          <table:table-cell table:style-name="Tableau1.A3" office:value-type="string">
            <text:p text:style-name="P10">réaranger le code du fichier bootstrap.css ou style.css</text:p>
            <text:p text:style-name="P8"/>
          </table:table-cell>
          <table:table-cell table:style-name="Tableau1.A3" office:value-type="string">
            <text:p text:style-name="P4">non</text:p>
          </table:table-cell>
          <table:table-cell table:style-name="Tableau1.F3" office:value-type="string">
            <text:p text:style-name="P1"/>
          </table:table-cell>
        </table:table-row>
        <table:table-row>
          <table:table-cell table:style-name="Tableau1.A3" office:value-type="string">
            <text:p text:style-name="P4">SEO</text:p>
          </table:table-cell>
          <table:table-cell table:style-name="Tableau1.A3" office:value-type="string">
            <text:p text:style-name="P1">diificultées à modifier l'aspect ainsi que les performances du site. </text:p>
          </table:table-cell>
          <table:table-cell table:style-name="Tableau1.A3" office:value-type="string">
            <text:p text:style-name="P10">bootstrap ainsi que les fichier font-awesome.css, et les fichiers javascript n'ont pas une utilisation pertinante et rend complexe l'ajout de modifications</text:p>
          </table:table-cell>
          <table:table-cell table:style-name="Tableau1.A3" office:value-type="string">
            <text:p text:style-name="P10">supprimer les fichiers font-awesome.css, bootstrap.css et le contenue du dossier js.</text:p>
            <text:p text:style-name="P10"/>
            <text:p text:style-name="P10">supprimer la présence de ces <text:s/>fichiers dans les fichiers html.</text:p>
            <text:p text:style-name="P10">réécrire le fichier style.css en ajoutant les modifications qu'apportait bootstrap.</text:p>
          </table:table-cell>
          <table:table-cell table:style-name="Tableau1.A3" office:value-type="string">
            <text:p text:style-name="P4">oui</text:p>
          </table:table-cell>
          <table:table-cell table:style-name="Tableau1.F3" office:value-type="string">
            <text:p text:style-name="P1">https://www.hostinger.fr/tutoriels/cest-quoi-bootstrap/#:~:text=css-,Bootstrap.,mise%20en%20page%20du%20site.</text:p>
          </table:table-cell>
        </table:table-row>
        <table:table-row table:style-name="Tableau1.54">
          <table:table-cell table:style-name="Tableau1.A3" office:value-type="string">
            <text:p text:style-name="P4">SEO</text:p>
          </table:table-cell>
          <table:table-cell table:style-name="Tableau1.A3" office:value-type="string">
            <text:p text:style-name="P10">beaucoup de perte de temps à la lecture du code html et css.</text:p>
          </table:table-cell>
          <table:table-cell table:style-name="Tableau1.A3" office:value-type="string">
            <text:p text:style-name="P10">les class sont nomé de façon trop complexe. trop de balise peu pertinantes</text:p>
          </table:table-cell>
          <table:table-cell table:style-name="Tableau1.A3" office:value-type="string">
            <text:p text:style-name="P10">réécrire le html et le css en utilsant une convention de nommage de classes comme la methode BEM et en utilisant le minimum de balise.</text:p>
          </table:table-cell>
          <table:table-cell table:style-name="Tableau1.A3" office:value-type="string">
            <text:p text:style-name="P4">oui</text:p>
          </table:table-cell>
          <table:table-cell table:style-name="Tableau1.F3" office:value-type="string">
            <text:p text:style-name="P10">https://openclassrooms.com/fr/courses/6106181-simplifiez-vous-le-css-avec-sass/6595809-creez-des-selecteurs-html-avec-la-methodologie-bem</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5M33S</meta:editing-duration>
    <meta:editing-cycles>164</meta:editing-cycles>
    <meta:generator>OpenOffice/4.1.6$Win32 OpenOffice.org_project/416m1$Build-9790</meta:generator>
    <dc:date>2021-02-03T23:41:15.94</dc:date>
    <meta:document-statistic meta:table-count="1" meta:image-count="0" meta:object-count="0" meta:page-count="8" meta:paragraph-count="352" meta:word-count="2403" meta:character-count="16925"/>
    <meta:user-defined meta:name="Info 1"/>
    <meta:user-defined meta:name="Info 2"/>
    <meta:user-defined meta:name="Info 3"/>
    <meta:user-defined meta:name="Info 4"/>
  </office:meta>
</office:document-meta>
</file>